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/>
      <style:text-properties fo:font-size="19pt" style:font-size-asian="19pt"/>
    </style:style>
    <style:style style:name="P3" style:family="paragraph" style:parent-style-name="Standard" style:list-style-name="WW8Num1">
      <style:paragraph-properties fo:line-height="150%"/>
    </style:style>
    <style:style style:name="T1" style:family="text">
      <style:text-properties fo:font-size="25pt" style:text-underline-style="solid" style:text-underline-width="auto" style:text-underline-color="font-color" fo:font-weight="bold" style:font-size-asian="25pt" style:font-weight-asian="bold" style:font-weight-complex="bold"/>
    </style:style>
    <style:style style:name="T2" style:family="text">
      <style:text-properties fo:font-size="19pt" style:text-underline-style="solid" style:text-underline-width="auto" style:text-underline-color="font-color" style:font-size-asian="19pt"/>
    </style:style>
    <style:style style:name="T3" style:family="text">
      <style:text-properties fo:font-size="19pt" style:font-size-asian="19pt"/>
    </style:style>
    <style:style style:name="T4" style:family="text" style:parent-style-name="Internet_20_link">
      <style:text-properties fo:font-size="19pt" style:font-size-asian="19pt"/>
    </style:style>
    <style:style style:name="T5" style:family="text">
      <style:text-properties fo:font-size="19pt" fo:font-weight="bold" style:font-size-asian="19pt" style:font-weight-asian="bold" style:font-weight-complex="bold"/>
    </style:style>
    <style:style style:name="T6" style:family="text">
      <style:text-properties fo:font-size="19pt" fo:font-style="italic" style:font-size-asian="19pt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ERCIZIO:</text:span></text:p>
      <text:p text:style-name="P2"/>
      <text:list text:style-name="WW8Num1">
        <text:list-item>
          <text:p text:style-name="P3"><text:span text:style-name="T2">Visualizzare</text:span><text:span text:style-name="T3"> il sito </text:span><text:a xlink:type="simple" xlink:href="http://www.google.it/"><text:span text:style-name="T4">www.google.it</text:span></text:a></text:p>
        </text:list-item>
        <text:list-item>
          <text:p text:style-name="P3"><text:span text:style-name="T2">Aggiungere</text:span><text:span text:style-name="T3"> l’indirizzo ai </text:span><text:span text:style-name="T5">Preferiti</text:span><text:span text:style-name="T3">.</text:span></text:p>
        </text:list-item>
        <text:list-item>
          <text:p text:style-name="P3"><text:span text:style-name="T2">Andare</text:span><text:span text:style-name="T3"> sul sito </text:span><text:a xlink:type="simple" xlink:href="http://www.yahoo.it/"><text:span text:style-name="T4">www.yahoo.it</text:span></text:a></text:p>
        </text:list-item>
        <text:list-item>
          <text:p text:style-name="P3"><text:span text:style-name="T2">Aggiungere</text:span><text:span text:style-name="T3"> il sito ai </text:span><text:span text:style-name="T5">Preferiti</text:span><text:span text:style-name="T3">.</text:span></text:p>
        </text:list-item>
        <text:list-item>
          <text:p text:style-name="P3"><text:span text:style-name="T2">Creare</text:span><text:span text:style-name="T3"> una nuova cartella nei </text:span><text:span text:style-name="T6">Preferiti</text:span><text:span text:style-name="T3"> e chiamarla </text:span><text:span text:style-name="T5">Ricerche</text:span><text:span text:style-name="T3">.</text:span></text:p>
        </text:list-item>
        <text:list-item>
          <text:p text:style-name="P3"><text:span text:style-name="T2">Spostare</text:span><text:span text:style-name="T3"> i due collegamenti creati nei punti 1 e 3 nella cartella </text:span><text:span text:style-name="T6">Ricerche</text:span><text:span text:style-name="T3">.</text:span></text:p>
        </text:list-item>
        <text:list-item>
          <text:p text:style-name="P3"><text:span text:style-name="T2">Visualizzare</text:span><text:span text:style-name="T3"> la </text:span><text:span text:style-name="T6">Cronologia</text:span><text:span text:style-name="T3">.</text:span></text:p>
        </text:list-item>
        <text:list-item>
          <text:p text:style-name="P3"><text:span text:style-name="T2">Andare</text:span><text:span text:style-name="T3"> sul sito precedentemente visitato.</text:span></text:p>
        </text:list-item>
        <text:list-item>
          <text:p text:style-name="P3"><text:span text:style-name="T2">Cancellare</text:span><text:span text:style-name="T3"> la cronologi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 style:parent-style-name="Carattere_20_predefinito_20_paragrafo">
      <style:text-properties fo:color="#0000ff" style:text-underline-style="solid" style:text-underline-width="auto" style:text-underline-color="font-color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 16:</dc:title>
    <meta:initial-creator>caresia</meta:initial-creator>
    <meta:creation-date>2006-07-17T14:55:00</meta:creation-date>
    <dc:creator>Marco</dc:creator>
    <dc:date>2006-07-17T14:55:00</dc:date>
    <meta:print-date>2004-05-07T20:53:00</meta:print-date>
    <dc:language>it-IT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0" meta:word-count="51" meta:character-count="369"/>
  </office:meta>
</office:document-meta>
</file>